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131</text:p>
          </table:table-cell>
          <table:table-cell table:style-name="ACE-0" office:value-type="float" office:value="60.299999999999997">
            <text:p>60.3</text:p>
          </table:table-cell>
          <table:table-cell table:style-name="ACE-0" office:value-type="float" office:value="25.199999999999999">
            <text:p>25.2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5">
            <text:p>32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yvarinen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435</text:p>
          </table:table-cell>
          <table:table-cell table:style-name="ACE-0" office:value-type="float" office:value="60.240000000000002">
            <text:p>60.24</text:p>
          </table:table-cell>
          <table:table-cell table:style-name="ACE-0" office:value-type="float" office:value="24.760000000000002">
            <text:p>24.76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949999999999999">
            <text:p>28.9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Hyvarin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669</text:p>
          </table:table-cell>
          <table:table-cell table:style-name="ACE-0" office:value-type="float" office:value="60.229999999999997">
            <text:p>60.23</text:p>
          </table:table-cell>
          <table:table-cell table:style-name="ACE-0" office:value-type="float" office:value="24.640000000000001">
            <text:p>24.64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550000000000001">
            <text:p>26.5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Hyvarin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995</text:p>
          </table:table-cell>
          <table:table-cell table:style-name="ACE-0" office:value-type="float" office:value="60.219999999999999">
            <text:p>60.22</text:p>
          </table:table-cell>
          <table:table-cell table:style-name="ACE-0" office:value-type="float" office:value="24.579999999999998">
            <text:p>24.58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850000000000001">
            <text:p>25.8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Hyvarin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197</text:p>
          </table:table-cell>
          <table:table-cell table:style-name="ACE-0" office:value-type="float" office:value="60.229999999999997">
            <text:p>60.23</text:p>
          </table:table-cell>
          <table:table-cell table:style-name="ACE-0" office:value-type="float" office:value="24.73">
            <text:p>24.73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059999999999999">
            <text:p>20.0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Hyvarin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50</text:p>
          </table:table-cell>
          <table:table-cell table:style-name="ACE-0" office:value-type="float" office:value="60.219999999999999">
            <text:p>60.22</text:p>
          </table:table-cell>
          <table:table-cell table:style-name="ACE-0" office:value-type="float" office:value="24.73">
            <text:p>24.73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25">
            <text:p>31.2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Alhonen197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999</text:p>
          </table:table-cell>
          <table:table-cell table:style-name="ACE-0" office:value-type="float" office:value="60.259999999999998">
            <text:p>60.26</text:p>
          </table:table-cell>
          <table:table-cell table:style-name="ACE-0" office:value-type="float" office:value="24.800000000000001">
            <text:p>24.8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049999999999997">
            <text:p>32.0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AlhonenEtal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sinki-01</text:p>
          </table:table-cell>
          <table:table-cell table:style-name="ACE-0" office:value-type="float" office:value="60.270000000000003">
            <text:p>60.27</text:p>
          </table:table-cell>
          <table:table-cell table:style-name="ACE-0" office:value-type="float" office:value="25.309999999999999">
            <text:p>25.31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25">
            <text:p>18.2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Sepp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sinki-02</text:p>
          </table:table-cell>
          <table:table-cell table:style-name="ACE-0" office:value-type="float" office:value="60.329999999999998">
            <text:p>60.33</text:p>
          </table:table-cell>
          <table:table-cell table:style-name="ACE-0" office:value-type="float" office:value="25.329999999999998">
            <text:p>25.33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.25">
            <text:p>21.2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SeppaEtal2000</text:p>
          </table:table-cell>
          <table:table-cell table:number-columns-repeated="240" table:style-name="ACE-0"/>
        </table:table-row>
        <table:table-row table:style-name="AROW-1" table:number-rows-repeated="36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2" gnm:cursor-row="3">
          <gnm:selection gnm:start-col="12" gnm:start-row="3" gnm:end-col="12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04:0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